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4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aqua-subtitle">
      <style:graphic-properties draw:fill-color="#ffffff" fo:min-height="16.842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2.18cm"/>
    </style:style>
    <style:style style:name="pr5" style:family="presentation" style:parent-style-name="lyt-aqua-notes">
      <style:graphic-properties draw:fill-color="#ffffff" fo:min-height="13.364cm"/>
    </style:style>
    <style:style style:name="P1" style:family="paragraph">
      <style:text-properties fo:font-size="48pt" fo:font-style="italic" style:font-size-asian="48pt" style:font-style-asian="italic" style:font-size-complex="48pt" style:font-style-complex="italic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color="#660066"/>
    </style:style>
    <style:style style:name="P5" style:family="paragraph">
      <style:text-properties fo:color="#800000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8pt" fo:font-style="italic" style:font-size-asian="48pt" style:font-style-asian="italic" style:font-size-complex="48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660066"/>
    </style:style>
    <style:style style:name="T9" style:family="text">
      <style:text-properties fo:color="#660066" fo:font-style="italic" style:font-style-asian="italic" style:font-style-complex="italic"/>
    </style:style>
    <style:style style:name="T10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ff6633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6633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6633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633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633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633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633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633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63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2">
        <style:list-level-properties text:space-before="0.3cm" text:min-label-width="0.9cm"/>
        <style:text-properties fo:color="#ff6633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f6633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f6633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f6633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f6633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f6633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f6633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f6633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f6633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3">
        <style:list-level-properties text:space-before="0.3cm" text:min-label-width="0.9cm"/>
        <style:text-properties fo:color="#ff6633" fo:font-size="100%"/>
      </text:list-level-style-number>
      <text:list-level-style-number text:level="2" style:num-suffix=")" style:num-format="1" text:start-value="3">
        <style:list-level-properties text:space-before="1.6cm" text:min-label-width="0.8cm"/>
        <style:text-properties fo:color="#ff6633" fo:font-size="100%"/>
      </text:list-level-style-number>
      <text:list-level-style-number text:level="3" style:num-suffix=")" style:num-format="1" text:start-value="3">
        <style:list-level-properties text:space-before="3cm" text:min-label-width="0.6cm"/>
        <style:text-properties fo:color="#ff6633" fo:font-size="100%"/>
      </text:list-level-style-number>
      <text:list-level-style-number text:level="4" style:num-suffix=")" style:num-format="1" text:start-value="3">
        <style:list-level-properties text:space-before="4.2cm" text:min-label-width="0.6cm"/>
        <style:text-properties fo:color="#ff6633" fo:font-size="100%"/>
      </text:list-level-style-number>
      <text:list-level-style-number text:level="5" style:num-suffix=")" style:num-format="1" text:start-value="3">
        <style:list-level-properties text:space-before="5.4cm" text:min-label-width="0.6cm"/>
        <style:text-properties fo:color="#ff6633" fo:font-size="100%"/>
      </text:list-level-style-number>
      <text:list-level-style-number text:level="6" style:num-suffix=")" style:num-format="1" text:start-value="3">
        <style:list-level-properties text:space-before="6.6cm" text:min-label-width="0.6cm"/>
        <style:text-properties fo:color="#ff6633" fo:font-size="100%"/>
      </text:list-level-style-number>
      <text:list-level-style-number text:level="7" style:num-suffix=")" style:num-format="1" text:start-value="3">
        <style:list-level-properties text:space-before="7.8cm" text:min-label-width="0.6cm"/>
        <style:text-properties fo:color="#ff6633" fo:font-size="100%"/>
      </text:list-level-style-number>
      <text:list-level-style-number text:level="8" style:num-suffix=")" style:num-format="1" text:start-value="3">
        <style:list-level-properties text:space-before="9cm" text:min-label-width="0.6cm"/>
        <style:text-properties fo:color="#ff6633" fo:font-size="100%"/>
      </text:list-level-style-number>
      <text:list-level-style-number text:level="9" style:num-suffix=")" style:num-format="1" text:start-value="3">
        <style:list-level-properties text:space-before="10.2cm" text:min-label-width="0.6cm"/>
        <style:text-properties fo:color="#ff6633" fo:font-size="100%"/>
      </text:list-level-style-number>
      <text:list-level-style-number text:level="10" style:num-suffix=")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842cm" svg:x="1.4cm" svg:y="1.637cm" presentation:class="subtitle" presentation:user-transformed="true">
          <draw:text-box>
            <text:p><text:span text:style-name="T1">Laboratorio</text:span></text:p>
            <text:p><text:span text:style-name="T1">Programmazione concorrente e distribuita</text:span></text:p>
            <text:p/>
            <text:p/>
            <text:p><text:span text:style-name="T2">Simone Albertini</text:span></text:p>
            <text:p><text:span text:style-name="T2">6 giugno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me si lavora oggi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Ognuno sulla sua postazione</text:p>
              </text:list-item>
              <text:list-item>
                <text:p>Svolgere l'esercizio sulla traccia</text:p>
              </text:list-item>
              <text:list-item>
                <text:p>Si possono scambiare opinioni, consultare materiale, fare domande.</text:p>
              </text:list-item>
              <text:list-item>
                <text:p>Tempo: 3 ore. </text:p>
              </text:list-item>
            </text:list>
          </draw:text-box>
        </draw:frame>
        <draw:frame draw:style-name="gr2" draw:text-style-name="P1" draw:layer="layout" svg:width="21cm" svg:height="2.143cm" svg:x="4.6cm" svg:y="15.4cm">
          <draw:text-box>
            <text:p text:style-name="P1"><text:span text:style-name="T3">http://bit.ly/1aZkOd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4" draw:text-style-name="P2" draw:layer="layout" svg:width="24.599cm" svg:height="12.18cm" svg:x="2cm" svg:y="5.5cm" presentation:class="outline">
          <draw:text-box>
            <text:list text:style-name="L2">
              <text:list-item>
                <text:p><text:span text:style-name="T4">Realizzare una </text:span><text:span text:style-name="T5">chat room</text:span></text:p>
              </text:list-item>
              <text:list-item>
                <text:p><text:span text:style-name="T4">Un server gestisce la chat</text:span></text:p>
              </text:list-item>
              <text:list-item>
                <text:p><text:span text:style-name="T4">I client si connettono</text:span></text:p>
                <text:list>
                  <text:list-item>
                    <text:p><text:span text:style-name="T4">Forniscono il proprio username (autenticazione)</text:span></text:p>
                  </text:list-item>
                  <text:list-item>
                    <text:p><text:span text:style-name="T4">Se ammessi, possono scrivere.</text:span></text:p>
                  </text:list-item>
                  <text:list-item>
                    <text:p><text:span text:style-name="T4">Ogni client legge ciò che scrivono tutti gli altri client connes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Si procede per passi</text:p>
          </draw:text-box>
        </draw:frame>
        <draw:frame presentation:style-name="pr4" draw:layer="layout" svg:width="24.599cm" svg:height="14.786cm" svg:x="2cm" svg:y="5.5cm" presentation:class="outline" presentation:user-transformed="true">
          <draw:text-box>
            <text:list text:style-name="L4">
              <text:list-item>
                <text:p><text:s/>Implementare un server e un client base</text:p>
              </text:list-item>
            </text:list>
            <text:list text:style-name="L2">
              <text:list-item>
                <text:list>
                  <text:list-item>
                    <text:p>Es: un server che stampa a console ciò che scrivono i client da tastiera</text:p>
                  </text:list-item>
                  <text:list-item>
                    <text:p>Potete prendere ispirazione dalle slide della lezione 6</text:p>
                  </text:list-item>
                  <text:list-item>
                    <text:p>Tre classi:</text:p>
                    <text:list>
                      <text:list-item>
                        <text:p>Client (main)</text:p>
                      </text:list-item>
                      <text:list-item>
                        <text:p>Server (main)</text:p>
                        <text:list>
                          <text:list-item>
                            <text:p>ServeClient: oggetto che gestisce la comunicazione con uno specifico client connesso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Si procede per passi</text:p>
          </draw:text-box>
        </draw:frame>
        <draw:frame presentation:style-name="pr4" draw:layer="layout" svg:width="24.599cm" svg:height="12.461cm" svg:x="2cm" svg:y="5.5cm" presentation:class="outline" presentation:user-transformed="true">
          <draw:text-box>
            <text:list text:style-name="L5">
              <text:list-item>
                <text:p><text:s/>Autenticazione e tenere traccia degli utenti</text:p>
              </text:list-item>
            </text:list>
            <text:list text:style-name="L2">
              <text:list-item>
                <text:list>
                  <text:list-item>
                    <text:p>Appena un client si connette deve inviare il suo username</text:p>
                  </text:list-item>
                  <text:list-item>
                    <text:p>Un client è ammesso se non esistono già altri utenti connessi con lo stesso username<text:tab/></text:p>
                    <text:list>
                      <text:list-item>
                        <text:p>E ovviamente lo username è valido (non null o empty)</text:p>
                      </text:list-item>
                    </text:list>
                  </text:list-item>
                  <text:list-item>
                    <text:p>Usare un oggetto apposito che tenga traccia degli utenti connessi in un dato istante a cui si chiede se uno username è vali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Serve un protocollo!</text:p>
          </draw:text-box>
        </draw:frame>
        <draw:frame presentation:style-name="pr4" draw:layer="layout" svg:width="24.599cm" svg:height="13.433cm" svg:x="2cm" svg:y="5.5cm" presentation:class="outline" presentation:user-transformed="true">
          <draw:text-box>
            <text:list text:style-name="L2">
              <text:list-item>
                <text:p>Decidiamo che sugli stream inviamo solo oggetti di tipo String</text:p>
              </text:list-item>
              <text:list-item>
                <text:p>Protocollo:</text:p>
                <text:list>
                  <text:list-item>
                    <text:p>Client: invia username</text:p>
                  </text:list-item>
                  <text:list-item>
                    <text:p>Server: risponde con</text:p>
                    <text:list>
                      <text:list-item>
                        <text:p>“OK” se accettato</text:p>
                      </text:list-item>
                      <text:list-item>
                        <text:p>Una stringa con la descrizione dell'errore se rifiutato</text:p>
                      </text:list-item>
                    </text:list>
                  </text:list-item>
                  <text:list-item>
                    <text:p>Durante la comunciazione, il client invia i messaggi letto da standard in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sa bisogna avere a questo punto</text:p>
          </draw:text-box>
        </draw:frame>
        <draw:frame presentation:style-name="pr4" draw:layer="layout" svg:width="24.599cm" svg:height="12.18cm" svg:x="2cm" svg:y="4.8cm" presentation:class="outline" presentation:user-transformed="true">
          <draw:text-box>
            <text:list text:style-name="L2">
              <text:list-item>
                <text:p>A questo punto si deve avere un sistema per cui:</text:p>
                <text:list>
                  <text:list-item>
                    <text:p>Ciascun client si connette al server di chat fornendo uno username</text:p>
                  </text:list-item>
                  <text:list-item>
                    <text:p>Qualunque cosa scritta da ciascun client è scritta su standard output dal server: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7cm" svg:height="4.64cm" svg:x="1.2cm" svg:y="13.4cm">
          <draw:text-box>
            <text:p><text:span text:style-name="T6">** Incoming request: simone - Connection Accepted: Socket[addr=/127.0.0.1,port=45573,localport=6666]</text:span></text:p>
            <text:p><text:span text:style-name="T6">simone&gt; ciao, c'e' qualcuno?</text:span></text:p>
            <text:p><text:span text:style-name="T6">** Incoming request: gianni - Connection Accepted: Socket[addr=/127.0.0.1,port=45574,localport=6666]</text:span></text:p>
            <text:p><text:span text:style-name="T6">gianni&gt; sono ottimista!</text:span></text:p>
            <text:p><text:span text:style-name="T6">simone&gt; io no</text:span></text:p>
            <text:p><text:span text:style-name="T6">gianni disconnected</text:span></text:p>
            <text:p><text:span text:style-name="T6">simone disconnec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Si procede per passi</text:p>
          </draw:text-box>
        </draw:frame>
        <draw:frame presentation:style-name="pr4" draw:layer="layout" svg:width="24.599cm" svg:height="14.141cm" svg:x="2cm" svg:y="5.5cm" presentation:class="outline" presentation:user-transformed="true">
          <draw:text-box>
            <text:list text:style-name="L6">
              <text:list-item>
                <text:p><text:s/>… ma i client non vedono cosa scrivono gli altri, che razza di chat è?</text:p>
              </text:list-item>
            </text:list>
            <text:list text:style-name="L2">
              <text:list-item>
                <text:list>
                  <text:list-item>
                    <text:p>Non è banalissimo realizzarlo.</text:p>
                  </text:list-item>
                  <text:list-item>
                    <text:p>Bisogna sfruttare l'oggetto creato per registrare i client connessi (lato server).</text:p>
                  </text:list-item>
                  <text:list-item>
                    <text:p>Tale oggetto deve dare la possibilità di mandare in broadcast un messaggio a tutti <text:span text:style-name="T7">gli altri</text:span> utenti.</text:p>
                  </text:list-item>
                  <text:list-item>
                    <text:p>I client devono avere un Thread che rimane in ascolto e, quando arriva un messaggio dal server, lo scrivono su standard outpu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cho dei messaggi</text:p>
          </draw:text-box>
        </draw:frame>
        <draw:frame presentation:style-name="pr4" draw:layer="layout" svg:width="24.599cm" svg:height="12.18cm" svg:x="2cm" svg:y="5.5cm" presentation:class="outline">
          <draw:text-box>
            <text:list text:style-name="L2">
              <text:list-item>
                <text:p>Il candidato migliroe è l'observer</text:p>
                <text:list>
                  <text:list-item>
                    <text:p>Quando i client sono autenticati, vanno anche registrati presso l'observer</text:p>
                  </text:list-item>
                  <text:list-item>
                    <text:p>Quando il server riceve un messaggio da un client, deve inviarlo a tutti gli altri client registrati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6cm" svg:height="0.962cm" svg:x="13.4cm" svg:y="16.2cm">
          <draw:text-box>
            <text:p text:style-name="P4"><text:span text:style-name="T8">“</text:span><text:span text:style-name="T9">Ciao!</text:span><text:span text:style-name="T8">”</text:span></text:p>
          </draw:text-box>
        </draw:frame>
        <draw:frame draw:style-name="gr3" draw:text-style-name="P5" draw:layer="layout" svg:width="10.6cm" svg:height="4.695cm" svg:x="16.666cm" svg:y="14.453cm">
          <draw:text-box>
            <text:p text:style-name="P5"><text:span text:style-name="T10">Il server dice all'observer:</text:span></text:p>
            <text:p text:style-name="P5"><text:span text:style-name="T10">Ho ricevuto “Ciao!” da simone</text:span></text:p>
            <text:p text:style-name="P5"><text:span text:style-name="T10">Invialo a tutti gli altri client</text:span> </text:p>
          </draw:text-box>
        </draw:frame>
        <draw:g>
          <draw:custom-shape draw:style-name="gr4" draw:text-style-name="P6" xml:id="id2" draw:id="id2" draw:layer="layout" svg:width="3.4cm" svg:height="1.6cm" svg:x="11.6cm" svg:y="17.4cm">
            <text:p text:style-name="P6">Server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5" draw:id="id5" draw:layer="layout" svg:width="3.4cm" svg:height="1.6cm" svg:x="4.2cm" svg:y="14.4cm">
            <text:p text:style-name="P6">Client</text:p>
            <text:p text:style-name="P6"><text:span text:style-name="T4">sara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4" draw:id="id4" draw:layer="layout" svg:width="3.4cm" svg:height="1.6cm" svg:x="4.199cm" svg:y="16.299cm">
            <text:p text:style-name="P6">Client</text:p>
            <text:p text:style-name="P6"><text:span text:style-name="T4">gianni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1" draw:id="id1" draw:layer="layout" svg:width="3.4cm" svg:height="1.6cm" svg:x="4.198cm" svg:y="18.198cm">
            <text:p text:style-name="P6">Client</text:p>
            <text:p text:style-name="P6"><text:span text:style-name="T4">simon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5" draw:text-style-name="P6" draw:layer="layout" draw:type="line" svg:x1="7.598cm" svg:y1="18.998cm" svg:x2="11.6cm" svg:y2="18.2cm" draw:start-shape="id1" draw:start-glue-point="7" draw:end-shape="id2" svg:d="m7598 18998 4002-798" svg:viewBox="0 0 4003 799">
            <text:p/>
          </draw:connector>
          <draw:frame draw:style-name="gr2" draw:text-style-name="P4" draw:layer="layout" svg:width="2.6cm" svg:height="0.962cm" svg:x="8.6cm" svg:y="18.838cm">
            <draw:text-box>
              <text:p text:style-name="P4"><text:span text:style-name="T8">“</text:span><text:span text:style-name="T9">Ciao!</text:span><text:span text:style-name="T8">”</text:span></text:p>
            </draw:text-box>
          </draw:frame>
          <draw:custom-shape draw:style-name="gr4" draw:text-style-name="P6" xml:id="id3" draw:id="id3" draw:layer="layout" svg:width="3.4cm" svg:height="1.6cm" svg:x="11.599cm" svg:y="14.299cm">
            <text:p text:style-name="P6">Observer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6" draw:text-style-name="P6" draw:layer="layout" draw:type="line" svg:x1="13.3cm" svg:y1="17.4cm" svg:x2="13.299cm" svg:y2="15.899cm" draw:start-shape="id2" draw:start-glue-point="4" draw:end-shape="id3" draw:end-glue-point="6" svg:d="m13300 17400-1-1501" svg:viewBox="0 0 2 1502">
            <text:p/>
          </draw:connector>
          <draw:connector draw:style-name="gr6" draw:text-style-name="P6" draw:layer="layout" draw:type="line" svg:x1="11.599cm" svg:y1="15.099cm" svg:x2="7.599cm" svg:y2="17.099cm" draw:start-shape="id3" draw:start-glue-point="5" draw:end-shape="id4" svg:d="m11599 15099-4000 2000" svg:viewBox="0 0 4001 2001">
            <text:p/>
          </draw:connector>
          <draw:connector draw:style-name="gr6" draw:text-style-name="P6" draw:layer="layout" draw:type="line" svg:x1="11.599cm" svg:y1="15.099cm" svg:x2="7.6cm" svg:y2="15.2cm" draw:start-shape="id3" draw:start-glue-point="5" draw:end-shape="id5" draw:end-glue-point="7" svg:d="m11599 15099-3999 101" svg:viewBox="0 0 4000 102">
            <text:p/>
          </draw:connector>
          <draw:frame draw:style-name="gr2" draw:text-style-name="P4" draw:layer="layout" svg:width="2.6cm" svg:height="0.962cm" svg:x="7.8cm" svg:y="15.2cm">
            <draw:text-box>
              <text:p text:style-name="P4"><text:span text:style-name="T8">“</text:span><text:span text:style-name="T9">Ciao!</text:span><text:span text:style-name="T8">”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Appendice</text:p>
          </draw:text-box>
        </draw:frame>
        <draw:frame presentation:style-name="pr4" draw:layer="layout" svg:width="24.599cm" svg:height="14.27cm" svg:x="2cm" svg:y="5.5cm" presentation:class="outline" presentation:user-transformed="true">
          <draw:text-box>
            <text:list text:style-name="L2">
              <text:list-item>
                <text:p>Trucco per interrompere l'esecuzione di un thread.</text:p>
                <text:list>
                  <text:list-item>
                    <text:p>Per farlo propriamente, bisognerebbe gestire le interrupt:</text:p>
                    <text:list>
                      <text:list-item>
                        <text:p>Settare un flag del thread</text:p>
                      </text:list-item>
                      <text:list-item>
                        <text:p>Inviare l'apposita interrupt per dire al thread di uccidersi</text:p>
                      </text:list-item>
                    </text:list>
                  </text:list-item>
                  <text:list-item>
                    <text:p>Trucco: il contenuto del metodo run ha una guardia del tipo </text:p>
                    <text:p>“while(!stop) { &lt;corpo run()&gt; }”</text:p>
                  </text:list-item>
                  <text:list-item>
                    <text:p>E un metodo “stopMe()” che mette stop = tr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Appendice</text:p>
          </draw:text-box>
        </draw:frame>
        <draw:frame presentation:style-name="pr4" draw:layer="layout" svg:width="24.599cm" svg:height="12.18cm" svg:x="2cm" svg:y="4.4cm" presentation:class="outline" presentation:user-transformed="true">
          <draw:text-box>
            <text:list text:style-name="L2">
              <text:list-item>
                <text:p>A cosa può servirvi?</text:p>
              </text:list-item>
              <text:list-item>
                <text:p>I Client per rimanere in ascolto sull'observer potrebbero, una volta acceduti alla chat, avviare un thread il cui unico compito è di rimanere in ascolto sulla socket e ogni volta che arriva un messaggio lo scrive.</text:p>
              </text:list-item>
              <text:list-item>
                <text:p>Quando il client termina però questo thread andrebbe ucciso</text:p>
              </text:list-item>
            </text:list>
          </draw:text-box>
        </draw:frame>
        <draw:g>
          <draw:custom-shape draw:style-name="gr4" draw:text-style-name="P6" xml:id="id7" draw:id="id7" draw:layer="layout" svg:width="3.4cm" svg:height="1.6cm" svg:x="20.202cm" svg:y="17.6cm">
            <text:p text:style-name="P6">Server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10" draw:id="id10" draw:layer="layout" svg:width="3.4cm" svg:height="1.6cm" svg:x="12.802cm" svg:y="14.6cm">
            <text:p text:style-name="P6">Client</text:p>
            <text:p text:style-name="P6"><text:span text:style-name="T4">sara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9" draw:id="id9" draw:layer="layout" svg:width="3.4cm" svg:height="1.6cm" svg:x="12.801cm" svg:y="16.499cm">
            <text:p text:style-name="P6">Client</text:p>
            <text:p text:style-name="P6"><text:span text:style-name="T4">gianni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6" draw:id="id6" draw:layer="layout" svg:width="3.4cm" svg:height="1.6cm" svg:x="12.8cm" svg:y="18.398cm">
            <text:p text:style-name="P6">Client</text:p>
            <text:p text:style-name="P6"><text:span text:style-name="T4">simone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5" draw:text-style-name="P6" draw:layer="layout" draw:type="line" svg:x1="16.2cm" svg:y1="19.198cm" svg:x2="20.202cm" svg:y2="18.4cm" draw:start-shape="id6" draw:start-glue-point="7" draw:end-shape="id7" svg:d="m16200 19198 4002-798" svg:viewBox="0 0 4003 799">
            <text:p/>
          </draw:connector>
          <draw:frame draw:style-name="gr2" draw:text-style-name="P4" draw:layer="layout" svg:width="2.6cm" svg:height="0.962cm" svg:x="17.202cm" svg:y="19.038cm">
            <draw:text-box>
              <text:p text:style-name="P4"><text:span text:style-name="T8">“</text:span><text:span text:style-name="T9">Ciao!</text:span><text:span text:style-name="T8">”</text:span></text:p>
            </draw:text-box>
          </draw:frame>
          <draw:custom-shape draw:style-name="gr4" draw:text-style-name="P6" xml:id="id8" draw:id="id8" draw:layer="layout" svg:width="3.4cm" svg:height="1.6cm" svg:x="20.201cm" svg:y="14.499cm">
            <text:p text:style-name="P6">Observer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6" draw:text-style-name="P6" draw:layer="layout" draw:type="line" svg:x1="21.902cm" svg:y1="17.6cm" svg:x2="21.901cm" svg:y2="16.099cm" draw:start-shape="id7" draw:start-glue-point="4" draw:end-shape="id8" draw:end-glue-point="6" svg:d="m21902 17600-1-1501" svg:viewBox="0 0 2 1502">
            <text:p/>
          </draw:connector>
          <draw:connector draw:style-name="gr6" draw:text-style-name="P6" draw:layer="layout" draw:type="line" svg:x1="20.201cm" svg:y1="15.299cm" svg:x2="16.201cm" svg:y2="17.299cm" draw:start-shape="id8" draw:start-glue-point="5" draw:end-shape="id9" svg:d="m20201 15299-4000 2000" svg:viewBox="0 0 4001 2001">
            <text:p/>
          </draw:connector>
          <draw:connector draw:style-name="gr6" draw:text-style-name="P6" draw:layer="layout" draw:type="line" svg:x1="20.201cm" svg:y1="15.299cm" svg:x2="16.202cm" svg:y2="15.4cm" draw:start-shape="id8" draw:start-glue-point="5" draw:end-shape="id10" draw:end-glue-point="7" svg:d="m20201 15299-3999 101" svg:viewBox="0 0 4000 102">
            <text:p/>
          </draw:connector>
          <draw:frame draw:style-name="gr2" draw:text-style-name="P4" draw:layer="layout" svg:width="2.6cm" svg:height="0.962cm" svg:x="16.402cm" svg:y="15.4cm">
            <draw:text-box>
              <text:p text:style-name="P4"><text:span text:style-name="T8">“</text:span><text:span text:style-name="T9">Ciao!</text:span><text:span text:style-name="T8">”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 draw:fill-image-width="0cm" draw:fill-image-height="0cm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3T13:41:24</meta:creation-date>
    <dc:date>2013-06-04T10:19:20</dc:date>
    <meta:editing-duration>P5DT15H18M2S</meta:editing-duration>
    <meta:editing-cycles>27</meta:editing-cycles>
    <meta:generator>LibreOffice/3.5$Linux_X86_64 LibreOffice_project/350m1$Build-2</meta:generator>
    <meta:document-statistic meta:object-count="103"/>
  </office:meta>
</office:document-meta>
</file>